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5.829cm" style:use-optimal-column-width="false"/>
    </style:style>
    <style:style style:name="ro1" style:family="table-row">
      <style:table-row-properties style:row-height="28.536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text-align="justify" fo:text-indent="0cm" style:writing-mode="rl-tb"/>
      <style:text-properties style:font-name="Alvi Nastaleeq" fo:font-size="200pt" style:font-size-asian="200pt" style:font-name-complex="Alvi Nastaleeq" style:font-size-complex="200pt"/>
    </style:style>
    <style:style style:name="T1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2" style:family="text">
      <style:text-properties style:font-name="Alvi Nastaleeq" fo:font-size="200pt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5.828cm" svg:height="104.497cm" svg:x="0cm" svg:y="0cm">
          <table:table table:template-name="black-gray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جرات کے قبیلے کا سردار علی مولا</text:span><text:span text:style-name="T1"><text:line-break/></text:span><text:span text:style-name="T1">کرار علی مولا جرار علی مولا</text:span><text:span text:style-name="T1"><text:line-break/></text:span><text:span text:style-name="T1">سرداروں کے لشکر کا سردار علی مولا</text:span></text:p>
              </table:table-cell>
            </table:table-row>
            <table:table-row table:style-name="ro2">
              <table:table-cell table:style-name="ce2">
                <text:p text:style-name="P2"><text:span text:style-name="T2">رکھتے ہیں جو لوگ چشم بصیرت</text:span><text:span text:style-name="T2"><text:line-break/></text:span><text:span text:style-name="T2">وہ دیکھیں دو بھائیوں کی فضیلت</text:span><text:span text:style-name="T2"><text:line-break/></text:span><text:span text:style-name="T2">معراج کی منزل میں اک ہلکے سے پردے کے</text:span><text:span text:style-name="T2"><text:line-break/></text:span><text:span text:style-name="T2">اِس پار محمد ہیں اُس پار علی مولا</text:span></text:p>
              </table:table-cell>
            </table:table-row>
            <table:table-row table:style-name="ro2">
              <table:table-cell table:style-name="ce2">
                <text:p text:style-name="P2"><text:span text:style-name="T2">خود جس کو خلاق عالم بڑھائے</text:span><text:span text:style-name="T2"><text:line-break/></text:span><text:span text:style-name="T2">کس میں ہے دم شان اُس کی گھٹائے</text:span><text:span text:style-name="T2"><text:line-break/></text:span><text:span text:style-name="T2">کعبے کا یہ کہنا ہے ایمان کی کعبے کی</text:span><text:span text:style-name="T2"><text:line-break/></text:span><text:span text:style-name="T2">محراب ابو طالب مینار علی مولا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75.819cm" fo:page-height="104.4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7:28:53.760067500</meta:creation-date>
    <dc:date>2026-01-22T16:11:47.695543000</dc:date>
    <meta:editing-duration>PT6M36S</meta:editing-duration>
    <meta:editing-cycles>2</meta:editing-cycles>
    <meta:generator>LibreOffice/25.8.4.2$Windows_X86_64 LibreOffice_project/290daaa01b999472f0c7a3890eb6a550fd74c6df</meta:generator>
    <meta:document-statistic meta:object-count="1"/>
  </office:meta>
</office:document-meta>
</file>